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9736111111111cm"/>
    </style:style>
    <style:style style:name="co3" style:family="table-column">
      <style:table-column-properties fo:break-before="auto" style:column-width="6.15597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mpus_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wrld_rank</text:p>
          </table:table-cell>
          <table:table-cell office:value-type="string" table:style-name="ce2">
            <text:p>nama_univ</text:p>
          </table:table-cell>
          <table:table-cell office:value-type="string" table:style-name="ce2">
            <text:p>loka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University of Oxfor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Harvard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3" table:formula="of:=3" table:style-name="ce1">
            <text:p>3</text:p>
          </table:table-cell>
          <table:table-cell office:value-type="string" table:style-name="ce1">
            <text:p>University of Cambrid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3" table:formula="of:=3" table:style-name="ce1">
            <text:p>3</text:p>
          </table:table-cell>
          <table:table-cell office:value-type="string" table:style-name="ce1">
            <text:p>Stanford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Massachusett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Californi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Princet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University of California, Berkele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Yal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Imperial College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1" table:formula="of:=11" table:style-name="ce1">
            <text:p>11</text:p>
          </table:table-cell>
          <table:table-cell office:value-type="string" table:style-name="ce1">
            <text:p>Columbia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1" table:formula="of:=11" table:style-name="ce1">
            <text:p>11</text:p>
          </table:table-cell>
          <table:table-cell office:value-type="string" table:style-name="ce1">
            <text:p>ETH Zurich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The University of Chicag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University of Pennsylvani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Tsinghua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Peki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University of Toronto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National University of Singapore</text:p>
          </table:table-cell>
          <table:table-cell office:value-type="string" table:style-name="ce1">
            <text:p>Singap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Cornell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UC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University of Michigan-Ann Arbor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New York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Duk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26" table:formula="of:=26" table:style-name="ce1">
            <text:p>26</text:p>
          </table:table-cell>
          <table:table-cell office:value-type="string" table:style-name="ce1">
            <text:p>Northwester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26" table:formula="of:=26" table:style-name="ce1">
            <text:p>26</text:p>
          </table:table-cell>
          <table:table-cell office:value-type="string" table:style-name="ce1">
            <text:p>University of Washingt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University of Edinburg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Technical University of Munich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University of Hong Kong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LMU Munich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University of Melbourne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King’s College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Nanyang Technological University, Singapore</text:p>
          </table:table-cell>
          <table:table-cell office:value-type="string" table:style-name="ce1">
            <text:p>Singap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London School of Economics and Political Scienc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Georgi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The University of Tokyo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University of British Columbi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École Polytechnique Fédérale de Lausanne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Universität Heidelbe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Monash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Chinese University of Hong Kong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McGill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Paris Sciences et Lettres – PSL Research University Pari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University of Illinois at Urbana-Champaig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Karolinska Institute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University of Texas at Austi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Fud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Shanghai Jiao To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The University of Queensland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54" table:formula="of:=54" table:style-name="ce1">
            <text:p>54</text:p>
          </table:table-cell>
          <table:table-cell office:value-type="string" table:style-name="ce1">
            <text:p>University of Manch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54" table:formula="of:=54" table:style-name="ce1">
            <text:p>54</text:p>
          </table:table-cell>
          <table:table-cell office:value-type="string" table:style-name="ce1">
            <text:p>The University of Sy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Seoul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Washington University in St Loui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The Hong Kong University of Science and Technology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Wageningen University &amp; Research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University of Amsterdam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Brow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Australian National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University of California, Davi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University of California, Santa Barbar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University of Southern Californi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Utrecht Universit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Zhejia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Kyot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University of North Carolina at Chapel Hill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Delft University of Technolog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float" office:value="71" table:formula="of:=71" table:style-name="ce1">
            <text:p>71</text:p>
          </table:table-cell>
          <table:table-cell office:value-type="string" table:style-name="ce1">
            <text:p>Bost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71" table:formula="of:=71" table:style-name="ce1">
            <text:p>71</text:p>
          </table:table-cell>
          <table:table-cell office:value-type="string" table:style-name="ce1">
            <text:p>UNSW Sy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Charité - Universitätsmedizin Berli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University of Science and Technology of 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University of Groningen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University of Bristo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Leiden Universit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Yonsei University (Seoul campus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Hong Kong Polytechnic University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Erasmus University Rotterdam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University of Wisconsin-Madis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Emory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University of Glasgow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University of Zurich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McMaster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86" table:formula="of:=86" table:style-name="ce1">
            <text:p>86</text:p>
          </table:table-cell>
          <table:table-cell office:value-type="string" table:style-name="ce1">
            <text:p>Humboldt University of Berli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86" table:formula="of:=86" table:style-name="ce1">
            <text:p>86</text:p>
          </table:table-cell>
          <table:table-cell office:value-type="string" table:style-name="ce1">
            <text:p>University of Tübing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University of Adelaide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University of Bon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Sorbonne Universit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float" office:value="91" table:formula="of:=91" table:style-name="ce1">
            <text:p>91</text:p>
          </table:table-cell>
          <table:table-cell office:value-type="string" table:style-name="ce1">
            <text:p>Free University of Berli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91" table:formula="of:=91" table:style-name="ce1">
            <text:p>91</text:p>
          </table:table-cell>
          <table:table-cell office:value-type="string" table:style-name="ce1">
            <text:p>Korea Advanced Institute of Science and Technology (KAIST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Université Paris-Sacla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University of Bern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University of California, Irvin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Institut Polytechnique de Pari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Nanji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8</text:p>
          </table:table-cell>
          <table:table-cell office:value-type="string" table:style-name="ce1">
            <text:p>Vanderbilt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99" table:formula="of:=99" table:style-name="ce1">
            <text:p>99</text:p>
          </table:table-cell>
          <table:table-cell office:value-type="string" table:style-name="ce1">
            <text:p>City University of Hong Kong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float" office:value="99" table:formula="of:=99" table:style-name="ce1">
            <text:p>99</text:p>
          </table:table-cell>
          <table:table-cell office:value-type="string" table:style-name="ce1">
            <text:p>RWTH Aachen Universit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University of Basel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King Abdulaziz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University of Minnesot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04" table:formula="of:=104" table:style-name="ce1">
            <text:p>104</text:p>
          </table:table-cell>
          <table:table-cell office:value-type="string" table:style-name="ce1">
            <text:p>University of Maryland, College Park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04" table:formula="of:=104" table:style-name="ce1">
            <text:p>104</text:p>
          </table:table-cell>
          <table:table-cell office:value-type="string" table:style-name="ce1">
            <text:p>University of Warwick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Michigan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7</text:p>
          </table:table-cell>
          <table:table-cell office:value-type="string" table:style-name="ce1">
            <text:p>Ghent University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float" office:value="108" table:formula="of:=108" table:style-name="ce1">
            <text:p>108</text:p>
          </table:table-cell>
          <table:table-cell office:value-type="string" table:style-name="ce1">
            <text:p>University of Birmingham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08" table:formula="of:=108" table:style-name="ce1">
            <text:p>108</text:p>
          </table:table-cell>
          <table:table-cell office:value-type="string" table:style-name="ce1">
            <text:p>University of Southamp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0</text:p>
          </table:table-cell>
          <table:table-cell office:value-type="string" table:style-name="ce1">
            <text:p>University of Helsinki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1</text:p>
          </table:table-cell>
          <table:table-cell office:value-type="string" table:style-name="ce1">
            <text:p>University of Montreal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2</text:p>
          </table:table-cell>
          <table:table-cell office:value-type="string" table:style-name="ce1">
            <text:p>Ohio State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3</text:p>
          </table:table-cell>
          <table:table-cell office:value-type="string" table:style-name="ce1">
            <text:p>University of Freibu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y of Copenhagen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é Paris Cité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y of Sheffiel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7</text:p>
          </table:table-cell>
          <table:table-cell office:value-type="string" table:style-name="ce1">
            <text:p>Aarhus University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8</text:p>
          </table:table-cell>
          <table:table-cell office:value-type="string" table:style-name="ce1">
            <text:p>University of Albert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19" table:formula="of:=119" table:style-name="ce1">
            <text:p>119</text:p>
          </table:table-cell>
          <table:table-cell office:value-type="string" table:style-name="ce1">
            <text:p>University of Götting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19" table:formula="of:=119" table:style-name="ce1">
            <text:p>119</text:p>
          </table:table-cell>
          <table:table-cell office:value-type="string" table:style-name="ce1">
            <text:p>Lund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1</text:p>
          </table:table-cell>
          <table:table-cell office:value-type="string" table:style-name="ce1">
            <text:p>Vrije Universiteit Amsterdam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2</text:p>
          </table:table-cell>
          <table:table-cell office:value-type="string" table:style-name="ce1">
            <text:p>Lancaster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3</text:p>
          </table:table-cell>
          <table:table-cell office:value-type="string" table:style-name="ce1">
            <text:p>Dartmouth Colleg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24" table:formula="of:=124" table:style-name="ce1">
            <text:p>124</text:p>
          </table:table-cell>
          <table:table-cell office:value-type="string" table:style-name="ce1">
            <text:p>Queen Mary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24" table:formula="of:=124" table:style-name="ce1">
            <text:p>124</text:p>
          </table:table-cell>
          <table:table-cell office:value-type="string" table:style-name="ce1">
            <text:p>University of Vienna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6</text:p>
          </table:table-cell>
          <table:table-cell office:value-type="string" table:style-name="ce1">
            <text:p>University of Oslo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7</text:p>
          </table:table-cell>
          <table:table-cell office:value-type="string" table:style-name="ce1">
            <text:p>Purdue University West Lafayett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28" table:formula="of:=128" table:style-name="ce1">
            <text:p>128</text:p>
          </table:table-cell>
          <table:table-cell office:value-type="string" table:style-name="ce1">
            <text:p>University of Hambu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28" table:formula="of:=128" table:style-name="ce1">
            <text:p>128</text:p>
          </table:table-cell>
          <table:table-cell office:value-type="string" table:style-name="ce1">
            <text:p>University of Leed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0</text:p>
          </table:table-cell>
          <table:table-cell office:value-type="string" table:style-name="ce1">
            <text:p>University of Nottingham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31" table:formula="of:=131" table:style-name="ce1">
            <text:p>131</text:p>
          </table:table-cell>
          <table:table-cell office:value-type="string" table:style-name="ce1">
            <text:p>University of Antwerp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float" office:value="131" table:formula="of:=131" table:style-name="ce1">
            <text:p>131</text:p>
          </table:table-cell>
          <table:table-cell office:value-type="string" table:style-name="ce1">
            <text:p>The University of Western 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3</text:p>
          </table:table-cell>
          <table:table-cell office:value-type="string" table:style-name="ce1">
            <text:p>University of Technology Sy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4</text:p>
          </table:table-cell>
          <table:table-cell office:value-type="string" table:style-name="ce1">
            <text:p>Case Western Reserv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1">
            <text:p>University of Lausanne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6</text:p>
          </table:table-cell>
          <table:table-cell office:value-type="string" table:style-name="ce1">
            <text:p>Georgetow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37" table:formula="of:=137" table:style-name="ce1">
            <text:p>137</text:p>
          </table:table-cell>
          <table:table-cell office:value-type="string" table:style-name="ce1">
            <text:p>University of Exe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37" table:formula="of:=137" table:style-name="ce1">
            <text:p>137</text:p>
          </table:table-cell>
          <table:table-cell office:value-type="string" table:style-name="ce1">
            <text:p>University of Ottaw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Auckland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Newcastl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Radboud University Nijmegen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Würzbu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York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4</text:p>
          </table:table-cell>
          <table:table-cell office:value-type="string" table:style-name="ce1">
            <text:p>University of Pittsburgh-Pittsburgh campu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5</text:p>
          </table:table-cell>
          <table:table-cell office:value-type="string" table:style-name="ce1">
            <text:p>Maastricht Universit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6</text:p>
          </table:table-cell>
          <table:table-cell office:value-type="string" table:style-name="ce1">
            <text:p>University of Cologne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7</text:p>
          </table:table-cell>
          <table:table-cell office:value-type="string" table:style-name="ce1">
            <text:p>Ric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niversity of Colorado Boulder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lm Universit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ppsala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University of Florid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Penn State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Tufts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4</text:p>
          </table:table-cell>
          <table:table-cell office:value-type="string" table:style-name="ce1">
            <text:p>University of Rochester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5</text:p>
          </table:table-cell>
          <table:table-cell office:value-type="string" table:style-name="ce1">
            <text:p>KTH Royal Institute of Technolog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Arizona State University (Tempe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Technical University of Berli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TU Dresd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University of Virginia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0</text:p>
          </table:table-cell>
          <table:table-cell office:value-type="string" table:style-name="ce1">
            <text:p>University of Cape Town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float" office:value="161" table:formula="of:=161" table:style-name="ce1">
            <text:p>161</text:p>
          </table:table-cell>
          <table:table-cell office:value-type="string" table:style-name="ce1">
            <text:p>University of Bologn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float" office:value="161" table:formula="of:=161" table:style-name="ce1">
            <text:p>161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University of Leic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Lomonosov Moscow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Pohang University of Science and Technology (POSTECH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float" office:value="166" table:formula="of:=166" table:style-name="ce1">
            <text:p>166</text:p>
          </table:table-cell>
          <table:table-cell office:value-type="string" table:style-name="ce1">
            <text:p>Southern University of Science and Technology (SUSTech)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66" table:formula="of:=166" table:style-name="ce1">
            <text:p>166</text:p>
          </table:table-cell>
          <table:table-cell office:value-type="string" table:style-name="ce1">
            <text:p>Technical University of Denmark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float" office:value="168" table:formula="of:=168" table:style-name="ce1">
            <text:p>168</text:p>
          </table:table-cell>
          <table:table-cell office:value-type="string" table:style-name="ce1">
            <text:p>Medical University of Graz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float" office:value="168" table:formula="of:=168" table:style-name="ce1">
            <text:p>168</text:p>
          </table:table-cell>
          <table:table-cell office:value-type="string" table:style-name="ce1">
            <text:p>Northeastern University, U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Indiana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Université Catholique de Louvain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Sungkyunkwan University (SKKU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3</text:p>
          </table:table-cell>
          <table:table-cell office:value-type="string" table:style-name="ce1">
            <text:p>Wuh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4</text:p>
          </table:table-cell>
          <table:table-cell office:value-type="string" table:style-name="ce1">
            <text:p>Ulsan National Institute of Science and Technology (UNIST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5</text:p>
          </table:table-cell>
          <table:table-cell office:value-type="string" table:style-name="ce1">
            <text:p>Macquarie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Huazhong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University of Liverpoo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Stockholm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9</text:p>
          </table:table-cell>
          <table:table-cell office:value-type="string" table:style-name="ce1">
            <text:p>University of Mannheim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0</text:p>
          </table:table-cell>
          <table:table-cell office:value-type="string" table:style-name="ce1">
            <text:p>University of Arizon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1</text:p>
          </table:table-cell>
          <table:table-cell office:value-type="string" table:style-name="ce1">
            <text:p>Texas A&amp;M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2</text:p>
          </table:table-cell>
          <table:table-cell office:value-type="string" table:style-name="ce1">
            <text:p>University of Barcelon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float" office:value="183" table:formula="of:=183" table:style-name="ce1">
            <text:p>183</text:p>
          </table:table-cell>
          <table:table-cell office:value-type="string" table:style-name="ce1">
            <text:p>Autonomous University of Barcelon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float" office:value="183" table:formula="of:=183" table:style-name="ce1">
            <text:p>183</text:p>
          </table:table-cell>
          <table:table-cell office:value-type="string" table:style-name="ce1">
            <text:p>Scuola Normale Superiore di Pis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5</text:p>
          </table:table-cell>
          <table:table-cell office:value-type="string" table:style-name="ce1">
            <text:p>University of Münster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6</text:p>
          </table:table-cell>
          <table:table-cell office:value-type="string" table:style-name="ce1">
            <text:p>Pompeu Fabra Universit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float" office:value="187" table:formula="of:=187" table:style-name="ce1">
            <text:p>187</text:p>
          </table:table-cell>
          <table:table-cell office:value-type="string" table:style-name="ce1">
            <text:p>Cardiff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87" table:formula="of:=187" table:style-name="ce1">
            <text:p>187</text:p>
          </table:table-cell>
          <table:table-cell office:value-type="string" table:style-name="ce1">
            <text:p>National Taiwan University (NTU)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float" office:value="189" table:formula="of:=189" table:style-name="ce1">
            <text:p>189</text:p>
          </table:table-cell>
          <table:table-cell office:value-type="string" table:style-name="ce1">
            <text:p>Friedrich Schiller University Jena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89" table:formula="of:=189" table:style-name="ce1">
            <text:p>189</text:p>
          </table:table-cell>
          <table:table-cell office:value-type="string" table:style-name="ce1">
            <text:p>Karlsruhe Institute of Technolog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1</text:p>
          </table:table-cell>
          <table:table-cell office:value-type="string" table:style-name="ce1">
            <text:p>University of Massachusett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92" table:formula="of:=192" table:style-name="ce1">
            <text:p>192</text:p>
          </table:table-cell>
          <table:table-cell office:value-type="string" table:style-name="ce1">
            <text:p>University of Aberdee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92" table:formula="of:=192" table:style-name="ce1">
            <text:p>192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94" table:formula="of:=194" table:style-name="ce1">
            <text:p>194</text:p>
          </table:table-cell>
          <table:table-cell office:value-type="string" table:style-name="ce1">
            <text:p>Medical University of Vienna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float" office:value="194" table:formula="of:=194" table:style-name="ce1">
            <text:p>194</text:p>
          </table:table-cell>
          <table:table-cell office:value-type="string" table:style-name="ce1">
            <text:p>University of Miami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float" office:value="196" table:formula="of:=196" table:style-name="ce1">
            <text:p>196</text:p>
          </table:table-cell>
          <table:table-cell office:value-type="string" table:style-name="ce1">
            <text:p>University of Erlangen-Nurembe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float" office:value="196" table:formula="of:=196" table:style-name="ce1">
            <text:p>196</text:p>
          </table:table-cell>
          <table:table-cell office:value-type="string" table:style-name="ce1">
            <text:p>Sichu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Durham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Queen’s University Belfas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University of Reading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Aalto University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Bergen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Bielefeld Universit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Calgar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Curtin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Dunde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East Anglia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Eindhoven University of Technolog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Geneva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George Washingt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Gothenburg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Hohenheim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Humanitas Universit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King Fahd University of Petroleum and Minerals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Konstanz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Korea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é Libre de Bruxelles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Luxembourg</text:p>
          </table:table-cell>
          <table:table-cell office:value-type="string" table:style-name="ce1">
            <text:p>Luxembour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Macau</text:p>
          </table:table-cell>
          <table:table-cell office:value-type="string" table:style-name="ce1">
            <text:p>Maca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Macau University of Science and Technology</text:p>
          </table:table-cell>
          <table:table-cell office:value-type="string" table:style-name="ce1">
            <text:p>Maca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Medical University of Innsbruck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Moscow Institute of Physics and Technology (MIPT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Newcastle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Notre Dam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Padu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Potsdam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Qatar University</text:p>
          </table:table-cell>
          <table:table-cell office:value-type="string" table:style-name="ce1">
            <text:p>Qat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Queensland University of Technolog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RCSI University of Medicine and Health Sciences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Rutgers University – New Brunswick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St George’s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Sant’Anna School of Advanced Studies – Pis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São Paul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Sapienza University of Rome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Semmelweis University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South Florid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St Andrew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Surre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Sussex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à della Svizzera italiana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Tartu</text:p>
          </table:table-cell>
          <table:table-cell office:value-type="string" table:style-name="ce1">
            <text:p>Esto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Tel Aviv University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Tohok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College Dublin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Vita-Salute San Raffaele Universit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Vrije Universiteit Brussel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Waterloo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Western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Western Sydney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–250</text:p>
          </table:table-cell>
          <table:table-cell office:value-type="string" table:style-name="ce1">
            <text:p>University of Wollongong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Aalborg University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Auckland University of Technology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Australian Catholic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Bat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Beijing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Bond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Boston Colleg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Bournemouth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Brighton and Sussex Medical Schoo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California, Riversid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Canberr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Chalmers University of Technolog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China Medical University, Taiwan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Copenhagen Business School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Deakin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Duisburg-Ess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Heinrich Heine University Düsseldorf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École des Ponts ParisTech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Goethe University Frankfurt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Griffith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Hawai’i at Māno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Hebrew University of Jerusalem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Illinois Chicag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Indian Institute of Scienc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Johannes Gutenberg University of Mainz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Kiel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King Saud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Kyung Hee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La Trobe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é Laval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Linköping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Navarr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Oregon Health and Scienc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Osak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Pav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Queen’s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Ruhr University Bochum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Sejong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Sharjah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Simon Fraser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Southern Denmark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Stellenbosch Universit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Sun Yat-se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Swansea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Tilburg University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Tongji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Twente</text:p>
          </table:table-cell>
          <table:table-cell office:value-type="string" table:style-name="ce1">
            <text:p>Netherlan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ted Arab Emirates University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Utah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Virginia Polytechnic Institute and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1–300</text:p>
          </table:table-cell>
          <table:table-cell office:value-type="string" table:style-name="ce1">
            <text:p>University of the Witwatersrand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Abu Dhabi University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Aix-Marseille Universit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Alfaisal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Anglia Ruskin University (ARU)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Autonomous University of Madr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Bordeaux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Brandeis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i Brunei Darussalam</text:p>
          </table:table-cell>
          <table:table-cell office:value-type="string" table:style-name="ce1">
            <text:p>Brunei Darussal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at Buffal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California, Merced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Colorado Denver/Anschutz Medical Campu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Dalhousie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Drexel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École Normale Supérieure de Lyon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Essex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Flinders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Florid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Galway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George Mas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Hasselt University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Iow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Lappeenranta-Lahti University of Technology LUT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Milan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Milan-Bicocc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Montpellier Universit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Nagoy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Nankai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Otago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Oulu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Peter the Great St Petersburg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Politecnico di Milan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Reykjavík University</text:p>
          </table:table-cell>
          <table:table-cell office:value-type="string" table:style-name="ce1">
            <text:p>Ic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RMIT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St Gallen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Saint Louis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South 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Southern Queensland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Stony Brook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Stuttgart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Swinburne University of Technolog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aipei Medical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ampere University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Tasman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echnical University of Darmstadt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empl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he University of Tennessee-Knoxvill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Tokyo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College Cork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1–350</text:p>
          </table:table-cell>
          <table:table-cell office:value-type="string" table:style-name="ce1">
            <text:p>University of Victori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American University of Beirut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Asia University, Taiwan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Ateneo de Manila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Birkbeck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Brem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Bresc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Cape Coast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Catholic University of Portugal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Central South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Charles Darwin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City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Delawar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East China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Edith Cowan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Golest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Greifswald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Hail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Harbin Institute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Howard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Imam Mohammad Ibn Saud Islamic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IMT Atlantiqu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James Cook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JSS Academy of Higher Education and Research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Ken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Khalifa University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Kurdist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Leuphana University of Lünebu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Liège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Loughborough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Malay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Manitob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Mazanda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Naples Federico II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New Mexico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North Carolin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Rome II – Tor Vergat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Royal Holloway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Royal Veterinary Colle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Rush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Shoolini University of Biotechnology and Management Sciences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Stirling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Swedish University of Agricultural Sciences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Texas at Dalla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Tulan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Turku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University of Vaasa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Verona Universit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Wake Forest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Washington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1–400</text:p>
          </table:table-cell>
          <table:table-cell office:value-type="string" table:style-name="ce1">
            <text:p>Wroclaw Medical Universit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Alagapp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Alaska Fairbank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Arak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Asto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Aswan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Babol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Babol Noshirvani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Bangor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Bayreuth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Brunel University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Campina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Cankay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Catan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Claude Bernard University Lyon 1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Colorado School of Mine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Colorado State University, Fort Collin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Complutense University of Madr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Connecticut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Crete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Cyprus</text:p>
          </table:table-cell>
          <table:table-cell office:value-type="string" table:style-name="ce1">
            <text:p>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Denver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Dublin City University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Duy Tan University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Edinburgh Napier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Electronic Science and Technology of 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Ferhat Abbas Sétif University 1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Ferrar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Florence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Free University of Bozen-Bolzan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Geno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Georgi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é Grenoble Alpe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Hanyang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HS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Hun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Ibadan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Illinoi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Innsbruck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Institut Agro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International Business and Economics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Iow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Jazan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Justus Liebig University Giess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Jyväskylä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Kansa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Klagenfurt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Koç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Lag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Leibniz University Hannover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Lincoln University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Lincol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Liverpool John Moores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Mahatma Gandhi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Marbur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Maynooth University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Middlesex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Modena and Reggio Emil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Muhimbili University of Health and Allied Sciences</text:p>
          </table:table-cell>
          <table:table-cell office:value-type="string" table:style-name="ce1">
            <text:p>Tanz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Murdoch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National and Kapodistrian University of Athen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National Research Nuclear University MEPhI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Nebraska-Lincol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Nebraska Medical Center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Norwegian University of Science and Technology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Nova Southeaster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Örebro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Passau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Pis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Plymout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Pontificia Universidad Católica de 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Port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Portsmout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Qazvi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Qom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Quaid-i-Azam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abancı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harif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henzhe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Sien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outh China University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outheast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outhern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RUC (Scotland’s Rural College)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Strathclyd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umy State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Syracus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i Teknologi Petronas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Tianji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Ton Duc Thang University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Trent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The University of Tuls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Turin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TU Wien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meå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rmia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i Utara 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Victoria University of Wellington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Waikato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University of the West of Englan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William &amp; Mar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Xiame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1–500</text:p>
          </table:table-cell>
          <table:table-cell office:value-type="string" table:style-name="ce1">
            <text:p>York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Aberystwyth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An-Najah National University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L’Aquil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Bauman Moscow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Beiha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Beijing Institute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Birmingham City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Bradfor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Bucharest University of Economic Studies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Centrale Nante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Changsha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Charles University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Côte d’Azur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Damiett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Durban University of Technolog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Eastern Mediterranean University</text:p>
          </table:table-cell>
          <table:table-cell office:value-type="string" table:style-name="ce1">
            <text:p>Northern 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École des Mines de Saint-Étienn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Federal University of Toulouse Midi-Pyrénée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Florida International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Fribourg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Goldsmiths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Government College University Faisalaba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Greenwic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Guelph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Gwangju Institute of Science and Technology (GIST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Harokopio University of Athen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Heriot-Watt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Hokkaid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Hong Kong Baptist University</text:p>
          </table:table-cell>
          <table:table-cell office:value-type="string" table:style-name="ce1">
            <text:p>Hong K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Hul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Iceland</text:p>
          </table:table-cell>
          <table:table-cell office:value-type="string" table:style-name="ce1">
            <text:p>Ic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Indian Institute of Technology Ropa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Insubr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International Institute of Information Technology, Hyderabad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Iran University of Science and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Islamic Azad University, Najafabad Branch (IAUN)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Constructor Universit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Jamia Millia Islami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Jimma University</text:p>
          </table:table-cell>
          <table:table-cell office:value-type="string" table:style-name="ce1">
            <text:p>Ethiop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Johannes Kepler University of Linz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Jordan University of Science and Technolog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Kafrelsheikh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Kashan University of Medical Sciences and Health Servi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Keel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Kentuck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Kermanshah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Kragujevac</text:p>
          </table:table-cell>
          <table:table-cell office:value-type="string" table:style-name="ce1">
            <text:p>Ser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Kyush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Lebanese American University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Lill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Lisbon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Management and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Messin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Middle East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Missouri University of Science and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Mons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National Tsing Hua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National Yang Ming Chiao Tu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Neuchâtel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Nicosia</text:p>
          </table:table-cell>
          <table:table-cell office:value-type="string" table:style-name="ce1">
            <text:p>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Northumbria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Northwestern Polytechn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Nottingham Trent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Open University of Catalon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Peradeniya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at Ramon Llull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aint-Petersburg Mining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Salern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Saskatchewan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Sassari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aveetha Institute of Medical and Technical Sciences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ciences Po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hiraz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OAS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South Carolina-Columbi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outhwestern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Stavanger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teven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SUNY University at Alban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Tabuk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Technion Israel Institute of Technology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Tokyo Medical and Dental University (TMDU)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Trieste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Tsukuba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TU Dortmund Universit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Tusc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Udine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iT The Arctic University of Norway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Valenc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Vic – Central University of Catalon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Victoria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Wayne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The University of the West Indies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Xi’an Jiaoto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University of Zambia</text:p>
          </table:table-cell>
          <table:table-cell office:value-type="string" table:style-name="ce1">
            <text:p>Za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Zayed University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1–600</text:p>
          </table:table-cell>
          <table:table-cell office:value-type="string" table:style-name="ce1">
            <text:p>Zhejiang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bdul Wali Khan University Mard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Åbo Akademi University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ddis Ababa University</text:p>
          </table:table-cell>
          <table:table-cell office:value-type="string" table:style-name="ce1">
            <text:p>Ethiop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hvaz Jundishapur University of Medical Sciences (AJUMS)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jou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medeo Avogadro University of Eastern Piedmont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merica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merican University of Sharjah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mirkabir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Antofagast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Arkansa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ubur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Azarbaijan Shahid Madani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Babylon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ahçeşehir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ahria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anaras Hindu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Bari Aldo Mor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ar-Ilan University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aylor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eirut Arab University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en-Gurion University of the Negev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Benh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é Bourgogne Franche-Comté (UBFC)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a’ Foscari University of Venice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amerino (Unicam)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anterbury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apital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arleton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entral Florid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entral Queensland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hongqi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hung-Ang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lark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oimbra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olombo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OMSATS University Islamaba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oncordia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órdob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osta Rica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ovenant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Cyprus University of Technology</text:p>
          </table:table-cell>
          <table:table-cell office:value-type="string" table:style-name="ce1">
            <text:p>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Dalian University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Delhi Technologic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De Montfort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Derb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Desarroll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Dhaka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Dow University of Health Sciences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Eastern Finland</text:p>
          </table:table-cell>
          <table:table-cell office:value-type="string" table:style-name="ce1">
            <text:p>Fin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dade Eduardo Mondlane</text:p>
          </table:table-cell>
          <table:table-cell office:value-type="string" table:style-name="ce1">
            <text:p>Mozambiq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Engineering and Technology, Taxila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ENSTA Bretagn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Eötvös Loránd University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Fayoum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dade Federal do Rio Grande do Sul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dade Federal de São Paulo (UNIFESP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Federation University 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Financial University under the Government of the Russian Federation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abriele d‘Annunzio Universit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Georgi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lasgow Caledonia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Granad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raphic Er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Graz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raz University of Technology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uangzh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Guangzhou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Hacettep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Haifa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Hamburg University of Technolog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Hazara University Mansehra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Hertfordshir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Houst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Huddersfiel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cesi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lam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mam Abdulrahman Bin Faisal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ndian Institute of Technology Indor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ndraprastha Institute of Information Technology Delh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nternational Islamic University, Islamaba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Istanbul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agiellonian Universit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amia Hamdard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awaharlal Nehru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iangs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in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Johannesburg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önköping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he University of Jordan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Jouf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Kaiserslauter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alasalingam Academy of Research and Education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ansai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Kash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i Kebangsaan 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IIT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ing Saud bin Abdulaziz University for Health Sciences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onkuk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Kore University of Enn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Kurdist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Lahore University of Management Sciences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Limerick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London South Bank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Lorrain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Louisian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Lviv Polytechnic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harishi Markandeshwar University (MMU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jmaah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Malakan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nchester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nsour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rche Polytechnic University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Maryland, Baltimore Coun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shhad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assey University</text:p>
          </table:table-cell>
          <table:table-cell office:value-type="string" table:style-name="ce1">
            <text:p>New Zea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edical University of Lodz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emorial University of Newfoundland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ini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Mizzou - University of Missouri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Mohaghegh Ardabili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Nairobi</text:p>
          </table:table-cell>
          <table:table-cell office:value-type="string" table:style-name="ce1">
            <text:p>Keny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Namibia</text:p>
          </table:table-cell>
          <table:table-cell office:value-type="string" table:style-name="ce1">
            <text:p>Nami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njing Agricultur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ntes Université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tional Cheng Kung University (NCKU)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tional University of Science and Technology (MISiS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tional Taiwan University of Science and Technology (Taiwan Tech)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tional Institute of Technology Silcha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ational Yunlin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ear East University</text:p>
          </table:table-cell>
          <table:table-cell office:value-type="string" table:style-name="ce1">
            <text:p>Northern 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Nevada, Las Vega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New Brunswick UNB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ew Jersey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North Carolina at Charlott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orth South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orth-West Universit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orwegian University of Life Sciences</text:p>
          </table:table-cell>
          <table:table-cell office:value-type="string" table:style-name="ce1">
            <text:p>Nor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NOVA University of Lisbon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Occupational and Environmental Health, Japan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Oklahom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Ontario Tech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he Ope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Oxford Brookes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Parm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dad Peruana Cayetano Heredia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Perug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Plekhanov Russian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Polytechnic University of Bari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Polytechnic University of Turin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Prince Sattam Bin Abdulaziz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i Putra 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Qingdao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é du Québec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Regin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Rensselaer Polytechnic Institut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Riga Stradiņš University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Riphah International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Rovira i Virgili Universit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RUDN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i Sains 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an Diego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Sanni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Santiago de Compostel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avitribai Phule Pune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Campania Luigi Vanvitelli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hanghai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oochow University, 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outhern Cross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Strasbourg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ultan Qaboos University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he Sunshine Coast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SUNY Binghamt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abriz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abriz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aif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allinn University of Technology</text:p>
          </table:table-cell>
          <table:table-cell office:value-type="string" table:style-name="ce1">
            <text:p>Esto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eh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eh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i Teknologi Malaysi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exas at Arlingt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he University of Texas at San Antoni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hapar Institute of Engineering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oled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omsk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TU Braunschweig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Ulsan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lster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mm Al-Qura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Paris Lodron Universität Salzburg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Wenzh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he Western Cape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the West of Scotlan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Windsor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Wolverhamp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University of Wuppertal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Xi’an Jiaotong-Liverpoo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Yokohama City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1–800</text:p>
          </table:table-cell>
          <table:table-cell office:value-type="string" table:style-name="ce1">
            <text:p>Zhengzh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Aegean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Agriculture, Faisalaba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he University of Aizu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he University of Alabam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l-Azhar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l-Balqa Applied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Alcalá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lexandri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ligarh Muslim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merican University in Cairo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nn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Applied Sciences and Arts of Western Switzerland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ristotle University of Thessaloniki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Athens University of Economics and Busines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dad Autónoma de 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Aveir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Balearic Islands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Basque Countr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Bedfordshir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Beira Interior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Belgrade</text:p>
          </table:table-cell>
          <table:table-cell office:value-type="string" table:style-name="ce1">
            <text:p>Ser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Beni-Suef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Bergam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Bharathiar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Bilken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Birla Institute of Technology and Science, Pilan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Boğaziç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Brigh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airo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Calabr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hapma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nstitute of Chemical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hengd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hina University of Petroleum, Beiji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hulalongkorn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lems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Clermont Auvergn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oventry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CY Cergy Paris Universit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Dayt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Deusto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Diego Portales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Donghua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Duzc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Edge Hill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Engineering and Technology, Peshaw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Ewha Womans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ederal University of Minas Gerai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dade Federal de Sergipe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ira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lorida Agricultural and Mechanical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lorida Atlantic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Foggia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Free State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ujita Health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Fuzh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Giron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Guangdong University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Hiroshi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ndian Institute of Technology Patn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ndian Institute of Technology Gandhinaga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at Internacional de Cataluny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Ioannina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SCTE-University Institute of Lisbon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he Islamia University of Bahawalpu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stanbul Medeniye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TMO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Iuliu Haţieganu University of Medicine and Pharmacy Cluj-Napoc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Jaén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Juntend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ansas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arlstad University</text:p>
          </table:table-cell>
          <table:table-cell office:value-type="string" table:style-name="ce1">
            <text:p>Sw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aza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ei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erm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inda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ing Faisal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ing Khalid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ing Mongkut’s University of Technology Thonburi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ingsto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ob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urum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uwait University</text:p>
          </table:table-cell>
          <table:table-cell office:value-type="string" table:style-name="ce1">
            <text:p>Kuwa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Kyungpook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ahore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Lakehead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a Lagun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atvia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Leeds Beckett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Lithuanian University of Health Sciences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jubljana</text:p>
          </table:table-cell>
          <table:table-cell office:value-type="string" table:style-name="ce1">
            <text:p>Slove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leid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Lovely Profession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e Fah Luang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hidol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kerere University</text:p>
          </table:table-cell>
          <table:table-cell office:value-type="string" table:style-name="ce1">
            <text:p>Ugan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i Malaysia Pahang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Malta</text:p>
          </table:table-cell>
          <table:table-cell office:value-type="string" table:style-name="ce1">
            <text:p>Mal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nipal Academy of Higher Education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rquet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asaryk University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edical University of Gdańsk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Memphi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Minh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ississippi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Missouri-St Loui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ontana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Monterrey Institute of Technology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Namur</text:p>
          </table:table-cell>
          <table:table-cell office:value-type="string" table:style-name="ce1">
            <text:p>Belg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njing Forestry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njing University of Information Science and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njing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njing Tech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Institute of Applied Sciences of Lyon (INSA Lyon)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École Nationale des Travaux Publics de l'État (ENTPE)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University of Sciences and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Sun Yat-Se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Taiwan Normal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Technical University of Athen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Institute of Technology Hamirpu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ational Institute of Technology, Tiruchirappall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he New School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ew Mexico State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ippon Medical School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North Carolina at Greensbor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ortheastern University, 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ortheast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Northern British Columbia (UNBC)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orthern Illinois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Novosibirsk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Ohio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Old Domini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Ozyegin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ablo de Olavide Universit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Palerm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anjab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anthéon-Sorbonne University – Paris 1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arthenope University of Naples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i Pendidikan Sultan Idris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Peshaw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Philippines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at Politècnica de Cataluny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olytechnic University of Valenc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ontifical Catholic University of Rio de Janeiro (PUC-Rio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ontifical Catholic University of Rio Grande do Sul (PUCRS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ontifical Javeriana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Pretoria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Princess Nourah bint Abdulrahman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 Punjab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Rennes 1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Rhode Island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Rhodes Universit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Roehamp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Rome III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Roskilde University</text:p>
          </table:table-cell>
          <table:table-cell office:value-type="string" table:style-name="ce1">
            <text:p>Denm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aint Petersburg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alamanc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alent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alfor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cience and Technology Beiji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echenov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La Seren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hahid Beheshti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hant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heffield Hallam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hiraz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hiraz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iegen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South Bohemia in České Budějovice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outh China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outhern Illinois University Carbondal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outh Ural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uez Canal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unway University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Symbiosis Internation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aibah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ant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echnology, Iraq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i Tenaga Nasional (UNITEN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exas Tech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Thessaly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oronto Metropolitan University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Tribhuvan University</text:p>
          </table:table-cell>
          <table:table-cell office:value-type="string" table:style-name="ce1">
            <text:p>Nep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Urbino Carlo Bo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Vilnius University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VIT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Warsaw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Wenzhou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Winch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Wisconsin-Milwauke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Worcester Polytechnic Institute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University of Wyoming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Yangzhou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Yeungnam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Zagazig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Zewail City of Science and Technolog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01–1000</text:p>
          </table:table-cell>
          <table:table-cell office:value-type="string" table:style-name="ce1">
            <text:p>Zhejiang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A Coruñ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dam Mickiewicz University, Poznań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in Shams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l-Farabi Kazakh National University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Algarve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Almerí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mity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Anbar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the Andes,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rts et Métier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ssiut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tılım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Autonomous University of Sinalo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Babeş-Bolyai University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Bahauddin Zakariya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Bayero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Beijing Jiaoto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Botswana</text:p>
          </table:table-cell>
          <table:table-cell office:value-type="string" table:style-name="ce1">
            <text:p>Botsw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Bowling Green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stituto Politécnico de Bragança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Burgos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Calcutt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ardiff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arlos III University of Madr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echnical University of Cartagen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Castilla-La Manch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dad Católica San Antonio de Murcia (UCAM)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Central Lancashir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ang Gu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arles Sturt Universit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iang Mai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ib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ina University of Geosciences, Beiji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ina Pharmaceut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honnam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larks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omenius University in Bratislava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reighto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Czech University of Life Sciences Prague (CZU)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Debrecen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Delh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Don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Dr B.R. Ambedkar National Institute of Technology Jalandha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East China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East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École Centrale de Lyon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Engineering &amp; Technology (UET) Lahore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dade Estadual Paulista (Unesp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European University of Madr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Extremadur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ederal University of Rio de Janeir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dade Federal de Santa Catarin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ederal University of Technology Akur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erdowsi University of Mashhad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lorid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Fortaleza (UNIFOR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u Jen Catholic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Fujian Agriculture and Forestry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Ghan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Guangxi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Gujrat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Guru Jambheshwar University of Science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Hakim Sabzevari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Hamamatsu University School of Medicin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Huaqiao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Hyogo College of Medicin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bn Tofaïl University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lia State University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lmenau University of Technology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MT Nord Europ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Science Education and Research, Pun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Science Education and Research Kolkat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Bhubaneswa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Guwahat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(Indian School of Mines) Dhanbad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Mand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nha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sfah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sfahan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stanbu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Istanbul University-Cerrahpaşa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adavpur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aume I Universit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Jeddah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eonbuk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iangn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iangsu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Jiangxi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he Jikei University School of Medicin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anazaw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aohsiung Medical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harkiv National University of Radio Electronics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.N. Toosi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umamot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wame Nkrumah University of Science and Technology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Kyoto Prefectural University of Medicin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Las Palmas de Gran Canar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Lebanese University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Leoben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León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Lorestan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Lusophone University of Humanities and Technologies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i Malaysia Perlis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anouba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aragheh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arrakech Cadi Ayyad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auritius</text:p>
          </table:table-cell>
          <table:table-cell office:value-type="string" table:style-name="ce1">
            <text:p>Mauriti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azanda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Medical University of Bialystok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Menoufi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Miguel Hernández University of Elche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Morgan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Murc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njing University of Aeronautics and Astronautics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njing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Autonomous University of Mexi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Central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University of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Taipei University of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Taiwan Ocea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ational Institute of Technology Rourkel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ecmettin Erbakan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iigat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Northwest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Oakland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Óbuda University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Okaya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Oviedo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alacký University Olomouc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Patra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avol Jozef Šafárik University in Košice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Pécs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MAS Arid Agriculture University Rawalpindi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olytechnic Institute of Port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ondicherry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ortland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ort Said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ublic University of Navarre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Puerto Rico</text:p>
          </table:table-cell>
          <table:table-cell office:value-type="string" table:style-name="ce1">
            <text:p>Puerto R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Pusan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Reichman University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Rey Juan Carlos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Rikky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Robert Gordo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Rochester Institute of Technolog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Rowa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ahand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akary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dad San Francisco de Quito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argodha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emnan University of Medical Sciences and Health Servi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eville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hahid Beheshti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hahrekord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hahrood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hanghai Maritime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idi Mohamed Ben Abdellah University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iksha ‘O’ Anusandhan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ocial Welfare and Rehabilitation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ogang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ohag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outh Africa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outh Dakota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the South Pacific</text:p>
          </table:table-cell>
          <table:table-cell office:value-type="string" table:style-name="ce1">
            <text:p>Fij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outh Valley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outh Wale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plit</text:p>
          </table:table-cell>
          <table:table-cell office:value-type="string" table:style-name="ce1">
            <text:p>Croa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Ştefan cel Mare University of Suceav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t Marianna University School of Medicin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underlan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SWPS University of Social Sciences and Humanities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Szeged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allinn University</text:p>
          </table:table-cell>
          <table:table-cell office:value-type="string" table:style-name="ce1">
            <text:p>Esto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echnical University of Crete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echnical University of Madr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echnological University Dublin</text:p>
          </table:table-cell>
          <table:table-cell office:value-type="string" table:style-name="ce1">
            <text:p>Ire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eessid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Texas Rio Grande Valle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okyo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okyo Metropolita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omsk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Toyota Technological Institut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Trás-os-Montes and Alto Dour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i Tunku Abdul Rahman (UTAR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fa State Petroleum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rmia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Veterinary and Animal Sciences, Lahore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Vietnam National University, Hanoi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Vigo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Wased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Westmin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Wuhan University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Xidi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Yarmouk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Yasouj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Yıldız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Zaragoz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Zhejiang Gongsha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Zhejiang University of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Žilina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1–1200</text:p>
          </table:table-cell>
          <table:table-cell office:value-type="string" table:style-name="ce1">
            <text:p>University of Zimbabwe</text:p>
          </table:table-cell>
          <table:table-cell office:value-type="string" table:style-name="ce1">
            <text:p>Zimbab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8 Mai 1945 Guelm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bdelmalek Essaâdi University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charya Nagarjun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cıbadem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dolfo Ibáñez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GH University of Science and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ichi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as Airlangg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kdeniz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Alicante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ltai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nadolu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he Andes, 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ndhr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dad Andrés Bello (UNAB)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nkar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Antioqu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rab Academy for Science, Technology and Maritime Transport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rak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riel University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tatürk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Austral University of 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anasthali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andung Institute of Technology (ITB)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angladesh Agricultural University (BAU)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angladesh University of Engineering and Technolog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Benin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ezmiâlem Vakif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INUS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ozok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Brasíl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e British University in Egypt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rno University of Technology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u-Ali Sina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Bucharest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Budapest University of Technology and Economics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adiz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anterbury Christ Church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arthage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e Catholic University of Korea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atholic University of the North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hang G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hemistry and Technology, Prague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h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hosun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hungbuk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hungnam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hung Yuan Christia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ochin University of Science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olorado Colorado Springs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Concepción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orvinus University of Budapest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Czech Technical University in Prague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Damghan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De La Salle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Del Rosario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Democritus University of Thrace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Dokuz Eylü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Eg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Ehim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El Bosque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e University of Electro-Communication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Erciyes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Escuela Superior Politécnica del Litoral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dade do Estado do Rio de Janeiro (UERJ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ar East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dade Federal do ABC (UFABC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dade Federal da Bah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Espírito Sant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Goiá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Lavra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dade Federal do Paraná (UFPR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Rio Grande do Norte (UFRN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Santa Mar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São Carlo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Uberlând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al University of Viços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ederico Santa María Technical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Fort Hare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La Fronter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Fujian Norm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de Gabès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as Gadjah Mad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az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Gdańsk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dańsk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ebze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eorgia Souther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erman University in Cairo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if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overnment College University Lahore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rand Valley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un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Gyeongsang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allym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arbin Engineeri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asanuddin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e Hashemite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Hassan II de Casablanca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Polytechnique Hauts-de-Franc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elwan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ose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Hradec Králové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Hungarian University of Agriculture and Life Sciences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Ilorin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mmanuel Kant Baltic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ncheon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ndian Institute of Science Education and Research Bhopal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nternational Hellenic University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PB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rkutsk National Research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Isfah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stanbul Medipo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van Franko National University of Lviv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Jawaharlal Nehru Technological University Anantapur (JNTUA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Jeju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Jiangh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gaw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nazawa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ngwon Nationa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rabük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unas University of Technology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zan National Research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zan National Research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az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harazmi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hon Kaen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hulna University of Engineering and Technology (KUET)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ing Mongkut's University of Technology North Bangkok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itasat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ochi University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Kuala Lumpur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Kyushu Institute of Technology (Kyutech)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Lahore College for Women University (LCWU)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Lethbridge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L.N. Gumilyov Eurasian National University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Lobachevsky State University of Nizhni Novgorod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Londrina State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Lucknow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Lumière University, Lyon 2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Malag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Malaysia Kelantan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Malaysia Sarawak (UNIMAS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Maribor</text:p>
          </table:table-cell>
          <table:table-cell office:value-type="string" table:style-name="ce1">
            <text:p>Slove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armar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endel University in Brno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etropolitan Autonomous University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i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ing Chi University of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ohammed V University of Rabat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Monastir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oscow Aviation Institute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oscow State University of Civil Engineering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Multimedia University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Mumba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Mysor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gaoka University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gasak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goya City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Chengchi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Chin-Yi University of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Chung Che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Chung Hsi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University of Distance Education (UNED)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Dong Hwa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Research University of Electronic Technology (MIET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Research Saratov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University of San Martí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Technical University Kharkiv Polytechnic Institute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ational Technical University of Ukraine – Igor Sikorsky Kyiv Polytechnic Institute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icolaus Copernicus University in Toruń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Nigeria Nsukk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lovak University of Agriculture in Nitra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North Carolina Wilmington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North China Electric Power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he North,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bafemi Awolowo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les Honchar Dnipro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pole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ran 1 University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saka Metropolita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Osmani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Ostrava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Pannonia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aris Nanterre University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Pau and Pays de l’Adour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as Pendidikan 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ersian Gulf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irogov Russian National Research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ontifical Catholic University of Peru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ontifical Catholic University of Valparaís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ontifícia Universidade Católica do Paraná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oznan University of Medical Sciences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oznan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Primorska</text:p>
          </table:table-cell>
          <table:table-cell office:value-type="string" table:style-name="ce1">
            <text:p>Slove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Prince of Songkla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Qassim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Riga Technical University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Ritsumeika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he Ryukyu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g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Saint-Joseph de Beyrouth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itama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mara National Research University (Samara University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Santiago, Chile (USACH)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pporo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STR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athyabama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as Sebelas Maret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elçuk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emnan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Seoul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eoul National University of Science and Technology (SeoulTech)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Sfax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ahed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ahid Bahonar University of Kerm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​Shahid Chamran University of Ahvaz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ahid Rajaee Teacher Training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Shanghai for Science and Technolog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ibaura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iga University of Medical Scienc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insh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how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iberia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ilesian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ofia University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oonchunhyang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oongsil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Sorbonne Nouvell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Sousse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outh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outhwest Jiaotong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ri Venkateswar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RM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taffordshir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tate University of Malang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t Petersburg Electrotechnical University (LETI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Suranaree University of Technolog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alc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amka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arapacá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aras Shevchenko National University of Kyiv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echnical University of Košice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echnological University of Pereir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echnology of Compiègne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echnology of Troye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eiky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Teknikal Malaysia Melak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Institut Teknologi Sepuluh Nopember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exas State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ezpur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ammas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he John Paul II Catholic University of Lublin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BB University of Economics and Technolog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h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a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at Gaziosmanpaş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ushi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yo University of Agriculture and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yo University of Marine Science and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kyo University of Scienc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mas Bata University in Zlín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oyama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oyohashi University of Technology (TUT)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ransilvania University of Brașov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shwane University of Technolog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unghai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Tunis El Manar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Tzu Chi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R – International University of La Rioj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sinos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é Chouaïb Doukkali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Malaysia Terengganu (UMT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i Tun Hussein Onn Malaysia (UTHM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ral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SAMV Cluj-Napoc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Valladolid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eltech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Venda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ignan’s Foundation for Science, Technology and Research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ilnius Gediminas Technical University (Vilnius Tech)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isvesvaraya National Institute of Technology, Nagpu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.N. Karazin Kharkiv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olgograd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oronezh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Vytautas Magnus University</text:p>
          </table:table-cell>
          <table:table-cell office:value-type="string" table:style-name="ce1">
            <text:p>Lithu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Warsaw University of Life Sciences – SGGW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Warsaw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West Bohemia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Western Macedonia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Western Michigan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Wrocław University of Environmental and Life Sciences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Wrocław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Wuhan Textile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Xiangt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Xuzhou Medical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Yamagat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Yamanashi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Yazd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Yokohama Nation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Yuan Ze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Yuriy Fedkovych Chernivtsi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Zagreb</text:p>
          </table:table-cell>
          <table:table-cell office:value-type="string" table:style-name="ce1">
            <text:p>Croa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University of Zanj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1–1500</text:p>
          </table:table-cell>
          <table:table-cell office:value-type="string" table:style-name="ce1">
            <text:p>Zanja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Abou Bekr Belkaïd Tlemcen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kit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ksaray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lexandru Ioan Cuza University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lzahra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the Andes, Venezuela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nnamalai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oyama Gakui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Chaping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 Ciudad Juárez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 Coahuil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Hidalg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Mexico (UAEMex)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Morelos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 Nuevo León (UANL)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 Querétar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Autónoma de Yucatán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Autonomous University of Baja Californi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adji Mokhtar University – Annab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aghdad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aku State University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ashkir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aşken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asrah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éjaï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elarusian State University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elgorod State National Research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enemérita Universidad Autónoma de Puebl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ialystok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ío-Bí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iskr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lida 1 University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olu Abant Izzet Bays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Brawijay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urapha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Bursa Uludağ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atholic University of Brasíl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Caxias do Sul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eará State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nisa Celal Bayar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haoyang University of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hiba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hinese Culture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hub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hu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Colim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omillas Pontifical University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ommunication University of 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racow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Craiov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Cukurova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Dar es Salaam</text:p>
          </table:table-cell>
          <table:table-cell office:value-type="string" table:style-name="ce1">
            <text:p>Tanz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icl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iponegoro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okkyo Med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oshish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umlupinar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Dunarea de Jos University of Galati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EAFIT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Erzincan Binali Yıldırım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Escuela Politécnica Nacional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Eskişehir Osmangaz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do Estado de Santa Catarin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Estadual do Norte Fluminense Darcy Ribeir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Estadual de Maringá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Estadual do Oeste do Paraná (Unioeste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Agriculture, Abeokut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o Ceará (UFC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e Ciências da Saúde de Porto Alegre (UFCSPA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o Triângulo Mineir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o Vale do São Francisc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Itajubá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e Juiz de For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o Maranhão (UFMA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Mato Grosso do Sul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de Ouro Preto (UFOP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Pará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Paraí­ba (UFPB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Pelota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Pernambuc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Piauí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Rural University of Pernambuc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Federal Rural do Semi-Arid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the State of Rio de Janeiro (UNIRIO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deral University of Vales do Jequitinhonha e Mucuri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eng Chia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luminense Federal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é Frères Mentouri Constantine 1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de las Fuerzas Armadas – ESPE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Fukui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Fukuok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aziantep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eorge Emil Palade University of Medicine, Pharmacy, Science, and Technology of Targu Mures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heorghe Asachi Technical University of Iaşi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ITAM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rigore T. Popa University of Medicine and Pharmacy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Guadalajar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Guanajuat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Gubkin Russian State University of Oil and Ga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Hanoi University of Science and Technology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é Hassan 1er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Havan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Hellenic Open University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Hue University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Hyogo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barak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Industrial de Santander (UIS)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ndustrial University of Tyumen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nönü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nstituto Politécnico Nacional (IPN)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rkutsk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-Shou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slamic University of 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vane Javakhishvili Tbilisi State University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vanovo State University of Chemistry and Technolog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wat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Izmir Institute of Technolog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Jan Evangelista Purkyně University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Jean Moulin University – Lyon 3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agoshi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anagaw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ansa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Karachi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aradeniz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asetsar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emerovo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ing Mongkut’s Institute of Technology Ladkrabang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irikkal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ocael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och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ogakui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ookmin University</text:p>
          </table:table-cell>
          <table:table-cell office:value-type="string" table:style-name="ce1">
            <text:p>South Ko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Kufa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wansei Gakui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yoto Sangy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Kyoto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Ladoke Akintola University of Technolog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Latvia University of Life Sciences and Technologies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Łódź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Lodz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Lucian Blaga University of Sibiu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Macerata (UNIMC)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ckenzie Presbyterian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hasarakham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púa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ria Curie-Skłodowska University (UMCS)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atej Bel University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edical University of Silesia in Katowice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eij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eij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endeleev University of Chemical Technolog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’Hamed Bougara University of Boumerdès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Michoacana de San Nicolás de Hidalg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ing Chua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IREA - Russian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Miskolc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Miyazaki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Mohamed Boudiaf of M’Sil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Montenegro</text:p>
          </table:table-cell>
          <table:table-cell office:value-type="string" table:style-name="ce1">
            <text:p>Monteneg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oscow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oscow Power Engineering Institute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Mosul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é Mouloud Mammeri de Tizi-Ouzou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uroran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Mustansiriyah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Nacional del Litoral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Nacional Mayor de San Marcos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goya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resuan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Changhua University of Education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Chiayi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Chi Na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University of Córdob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Formosa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Ilan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University of Kaohsiung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Kaohsi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Taipei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ational United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izhny Novgorod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namdi Azikiw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rth-Caucasus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rth-East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rthern (Arctic) Federal University named after M.V. Lomonosov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rth-Western State Medical University named after I.I. Mechnikov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sov Magnitogor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Nove de Julho (Uninove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Novi Sad</text:p>
          </table:table-cell>
          <table:table-cell office:value-type="string" table:style-name="ce1">
            <text:p>Ser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ovosibir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Nueva Granada Military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chanomiz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garev Mordovia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it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m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ndokuz Mayis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Orade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saka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saka Medical and Pharmaceut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Ovidius University of Constanț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as Padjadjaran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Panamericana (UP)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Pardubice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Passo Fundo (UPF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avlov First Saint Petersburg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ayame Noor Universit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edagogical and Technological University of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enza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erm National Research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erm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Pernambuco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latov South-Russian State Polytechnic University (NPI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Politécnica Salesiana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olytechnic University of Bucharest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olytechnic University of Timişoar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ontifical Catholic University of Minas Gerai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 Pontificia Bolivariana (UPB)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ontificia Universidad Católica del Ecuado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rague University of Economics and Business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rivolzhsky Research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PSG College of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Recep Tayyip Erdoğan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Rijeka</text:p>
          </table:table-cell>
          <table:table-cell office:value-type="string" table:style-name="ce1">
            <text:p>Croa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Russian Presidential Academy of National Economy and Public Administration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R V College of Engineering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Ryukok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Rzeszów University of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La Saban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aitam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amara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an Sebastián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atbayev University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Science and Technology of Oran Mohamed-Boudiaf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GH Warsaw School of Economics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himane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hizuok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Shizuoka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iberi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ichuan University of Science and Engineeri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Silesia in Katowice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ilpakorn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Sistan and Baluchest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ivas Cumhuriye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lovak University of Technology in Bratislava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Sonor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ophi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outhwest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rinakharinwiro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tate University of Ponta Gross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tate University of Santa Cruz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Süleyman Demire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as Sumatera Utar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amil Nadu Agricultur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chnical University of Cluj-Napoc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chnical University of Liberec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chnical University of Loja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chnical University of Sofia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dade Tecnológica Federal do Paraná (UTFPR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i Teknologi MARA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lkom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emuco Catholic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kyo University of Agricultur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kyo City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kyo Denk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kyo University of Pharmacy and Life Science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msk State University of Control Systems and Radioelectronic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ttor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Toy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Tunis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Tyumen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fa State Aviation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as Andalas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i Malaysia Sabah (UMS)</text:p>
          </table:table-cell>
          <table:table-cell office:value-type="string" table:style-name="ce1">
            <text:p>Malay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şak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tsunomiy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Valparaís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Van Yüzüncü Yi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Vietnam National University (Ho Chi Minh City)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V.I. Vernadsky Crimean Federal University (Vernadsky CFU)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Voronezh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VSB - Technical University of Ostrava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Walailak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Warmia and Mazury in Olsztyn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University of West Attica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West University of Timişoara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Wrocław University of Science and Technolog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Yamaguch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Yanshan University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Yeditep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Yuri Gagarin State Technical University of Saratov (SSTU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01+</text:p>
          </table:table-cell>
          <table:table-cell office:value-type="string" table:style-name="ce1">
            <text:p>Zonguldak Bülent Ecevi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Abdelhamid Ibn Badis Mostaganem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bdullah Gü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bertay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damawa State University, Mubi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ECC University Colle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ga Khan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fe Babalol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hl Al Bayt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ichi Prefectur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ir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jeenkya DY Pati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KFA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jman University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kita Prefectur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kwa Ibom Stat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Ayen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ex Ekwueme Federal University Ndufu-Alik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Farabi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 Ahliyya Amman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Farahidi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Al-Hamdaniya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Esraa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isher Navo’i Tashkent State University of Uzbek Language and Literatur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Kitab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Maarif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Manara College for Medical Sciences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mazov National Medical Research Centre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Mustaqbal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Muthanna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Nahrain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Noor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-Quds University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ltınbaş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erican International University – Bangladesh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erican University of Madaba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erican University of Nigeri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erican University of Ras Al Khaimah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ity University, Gurugram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ity University, Gwalio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ity University Rajasthan, Jaipur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mity University, Mumbai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ndijan State Medical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ndrés Bello Catholic University (UCAB)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nglo-American University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nkara Science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rab American University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rab Open University – Kuwait</text:p>
          </table:table-cell>
          <table:table-cell office:value-type="string" table:style-name="ce1">
            <text:p>Kuwa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rab Open University Lebanon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rts University Bournemout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ntonio Nariño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the Arts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rts University Plymout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sah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shikaga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shur University College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udencia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ugustin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zerbaijan University of Architecture and Construction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zerbaijan State University of Economics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bcock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dr University in Cairo (BUC)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krie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lochistan University of Engineering and Technology, Khuzd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midele Olumilua University of Education, Science and Technology, Ikere-Ikiti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ndirma Onyedi Eylü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ngabandhu Sheikh Mujibur Rahman Agricultural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rawa International University</text:p>
          </table:table-cell>
          <table:table-cell office:value-type="string" table:style-name="ce1">
            <text:p>Som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rtin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shkir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srah University College of Science and Technolog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th Spa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Batna 1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az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elarusian State University of Informatics and Radioelectronics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ells University of Technolog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Benghazi</text:p>
          </table:table-cell>
          <table:table-cell office:value-type="string" table:style-name="ce1">
            <text:p>Liby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enson Idahos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ernardo O’Higgins Universit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eykent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ilecik Şeyh Edebal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iruni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irzeit University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Bisha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ishop Grossetest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Bogotá Jorge Tadeo Lozano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Bol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otswana International University of Science and Technology (BIUST)</text:p>
          </table:table-cell>
          <table:table-cell office:value-type="string" table:style-name="ce1">
            <text:p>Botsw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owen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uckinghamshire New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uriram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anadian International College (CIC) – Cairo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atholic University in Erbil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Católica de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Católica de Cuenca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B. S. Abdur Rahman Crescent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Católica San Pablo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bu Technological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COS University of IT and Emerging Sciences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elay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ntral European University</text:p>
          </table:table-cell>
          <table:table-cell office:value-type="string" table:style-name="ce1">
            <text:p>Aust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entral Punjab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ntro Universitário de Jaguariún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ntro Universitário Max Planck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S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ésar Ritz Colleges Switzerland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ETYS Universidad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hernihiv National University of Technolog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hich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hitkar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hrist University Bengaluru Indi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ivil Protection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oal City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onservatoire for Dance and Drama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onstantine 3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ourtauld Institute of Ar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ranfield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for the Creative Art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ihan University – Erbil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ity University of Science and Information Technology, Peshaw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ross River University of Technolog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Cumbria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.V. Raman Glob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Cyprus Health and Social Sciences University</text:p>
          </table:table-cell>
          <table:table-cell office:value-type="string" table:style-name="ce1">
            <text:p>Northern 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affodil International University (DIU)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ebre Tabor University</text:p>
          </table:table-cell>
          <table:table-cell office:value-type="string" table:style-name="ce1">
            <text:p>Ethiop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del Sinú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elta University for Science and Technolog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eraya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erzhavin Tambov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for Development Studies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haka International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hofar University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honburi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ijlah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Diyala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enau Institute of Entrepreneurship and Pedagog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oğuş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onetsk National University of Economics and Trade named after Mykhailo Tuhan-Baranovsky (DonNUET)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ostoevsky Omsk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r. M.G.R. Educational and Research Institut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Dubai</text:p>
          </table:table-cell>
          <table:table-cell office:value-type="string" table:style-name="ce1">
            <text:p>United Arab Emir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DHA Suffa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Duhok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AN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bonyi Stat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El Oued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École Nationale Polytechnique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École Polytechnique d’Architecture et d’Urbanisme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Academy of Economic Studies of Moldova</text:p>
          </table:table-cell>
          <table:table-cell office:value-type="string" table:style-name="ce1">
            <text:p>Mold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do State University Uzairu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Education, Lahore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ffat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gerton University</text:p>
          </table:table-cell>
          <table:table-cell office:value-type="string" table:style-name="ce1">
            <text:p>Keny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gyptian Russian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gypt-Japan University of Science and Technology (E-JUST)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Engineering and Technology, Mard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SIC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e Estadual de Goiá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uropean University Cyprus</text:p>
          </table:table-cell>
          <table:table-cell office:value-type="string" table:style-name="ce1">
            <text:p>Cyp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uropean University of Valenci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vangel University, Akaez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Externado University of 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almouth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Gashu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Kasher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Lafi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Latin American Integration (UNILA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Petroleum Resources, Effurun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Technology, Minn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deral University of Technology, Owerri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irst Technical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ountain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Franc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ukui Prefectur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undação Oswaldo Cruz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undación Universitaria del Área Andin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uture University in Egypt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eneral Sir John Kotelawala Defence University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hulam Ishaq Khan Institute of Engineering Sciences and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L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lasgow School of Ar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Fergana Polytechnic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Gloucestershir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omel State Medical University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overnment College Women University Faisalabad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overnment College Women University, Sialkot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Graduate University for Advanced Studies, SOKENDAI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reenwich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regory University Uturu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rodno State Medical University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uildhall School of Music and Drama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Gulf College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arper Adams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artpury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assiba Benbouali University of Chlef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awler Medical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Health and Allied Sciences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Health Sciences, Turke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the Highlands and Island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industan Institute of Technology and Scienc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iroshima Shudo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iroshima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itotsubash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uachiew Chalermprakie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Human Development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Hyogo University of Teacher Education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FHE Hyderabad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gnatius Ajuru University of Education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lma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MT Mines Alè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dira Gandhi Delhi Technical University for Women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nopolis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stitute of Cancer Research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ternational Christia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ternational University of Rabat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onian University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on Mincu University of Architecture and Urbanism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lamia College Peshaw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Islamic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lamic University of Gaza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lamic University of Madinah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ra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rael Technological University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tanbul Aydın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stanbul Gelişim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UBAT – International University of Business Agriculture and Technolog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a IULM</text:p>
          </table:table-cell>
          <table:table-cell office:value-type="string" table:style-name="ce1">
            <text:p>Ita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vanovo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Jabir ibn Hayyan Medical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Japan Advanced Institute of Science and Technology (JAIST)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Jashore University of Science and Technolog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Jerash Private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Jijel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J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bardino-Balkarian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mianets-Podіlskyi Ivan Ohiienko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mpala International University</text:p>
          </table:table-cell>
          <table:table-cell office:value-type="string" table:style-name="ce1">
            <text:p>Ugan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raganda University of Kazpotrebsoyuz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rshi State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stamonu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zakh National Pedagogical University Abai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zan State Power Engineering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Kelaniya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Kerbala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ermanshah University of Technology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arkiv University of Humanities “People’s Ukrainian Academy”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azar University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adir Has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omein University of Medical Science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ulna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waja Fareed University of Engineering and Information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hyber Medical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ings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Kirkuk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itami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be City University of Foreign Studie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be Gakui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caeli Health and Technology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kshetau State University</text:p>
          </table:table-cell>
          <table:table-cell office:value-type="string" table:style-name="ce1">
            <text:p>Kazakh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nan Women’s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nya Technical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TO Karatay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yiv National Economic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yoai Gakue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yrgyz-Turkish Manas University</text:p>
          </table:table-cell>
          <table:table-cell office:value-type="string" table:style-name="ce1">
            <text:p>Kyrgyz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Laghouat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agos Stat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nowledge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Lampung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andmark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a Salle University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Las Américas (UDLA)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eeds Arts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eeds Conservatoir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eeds Trinity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esya Ukrainka Volyn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Koya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Liberal Arts Bangladesh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iverpool Hope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iverpool Institute for Performing Art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iverpool School of Tropical Medicin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LNM Institute of Information Technolog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oei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ondon Business Schoo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ondon School of Hygiene and Tropical Medicin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London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Los Lagos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Loyola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alawi University of Science and Technology (MUST)</text:p>
          </table:table-cell>
          <table:table-cell office:value-type="string" table:style-name="ce1">
            <text:p>Malaw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anagement Development Institute (MDI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arian College Kuttikkanam (Autonomous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aritime University of Szczecin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Mascara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Mayor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Medellín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eika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chael and Cecilia Ibru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chael Okpara University of Agriculture, Umudike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ddle Technical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ndanao State University – Iligan Institute of Technolog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OTI Tech and Business School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rpur University of Science and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Misan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isr University for Science and Technolog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ahatma Jyotiba Phule Rohilkhand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. Kumarasamy College of Engineering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NS University of Agriculture, Mult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odern University for Business and Science</text:p>
          </table:table-cell>
          <table:table-cell office:value-type="string" table:style-name="ce1">
            <text:p>Leban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é Mohamed El Bachir El Ibrahimi de Bordj Bou Arréridj</text:p>
          </table:table-cell>
          <table:table-cell office:value-type="string" table:style-name="ce1">
            <text:p>Al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Monteávila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Monterrey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oscow Pedagogical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ussian Biotechnological University (BIOTECH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oscow State Linguistic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ctober University for Modern Sciences and Arts (MSA)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uban Chombueng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ukogawa Women’s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ulungushi University</text:p>
          </table:table-cell>
          <table:table-cell office:value-type="string" table:style-name="ce1">
            <text:p>Za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Mutah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Nacional de Chimborazo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Nacional de Itapúa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goya University of Commerce &amp; Busines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jran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khchivan State University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mangan Engineering Construction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mangan Institute of Engineering and Technolog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mangan State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ra Institute of Science and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ra Women’s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Aviation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Computer and Emerging Sciences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Film and Television School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Medical Sciences (NUMS)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Mongolia</text:p>
          </table:table-cell>
          <table:table-cell office:value-type="string" table:style-name="ce1">
            <text:p>Mongo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dessa Law Academ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National University of Ostroh Academ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Polytechnic University of Armenia</text:p>
          </table:table-cell>
          <table:table-cell office:value-type="string" table:style-name="ce1">
            <text:p>Arme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Quilm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Science and Technology, Oman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, Sudan</text:p>
          </table:table-cell>
          <table:table-cell office:value-type="string" table:style-name="ce1">
            <text:p>Su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Taich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Transport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Water and Environmental Engineering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“Yuri Kondrautyuk Poltava Polytechnic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voi State Pedagogical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as Negeri Surabay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ewma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ger Delt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gerian Police Academy, Wudil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hon Pharmaceutic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igata University of Health and Welfar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Niigata Prefectur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le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nevah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itte (Deemed to be University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Northamp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ortheast Ohio Medical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orthern Technical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orwich University of the Arts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Nova Gorica</text:p>
          </table:table-cell>
          <table:table-cell office:value-type="string" table:style-name="ce1">
            <text:p>Slove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oven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ovosibirsk State University of Economics and Management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ursing School of Coimbra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ctober 6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guz Han Engineering and Technology University of Turkmenistan</text:p>
          </table:table-cell>
          <table:table-cell office:value-type="string" table:style-name="ce1">
            <text:p>Turkmen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lusegun Agagu University of Science and Technolog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msk State Agrarian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rel State Agrarian University named after N.V. Parahin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rel State University named after I.S. Turgenev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RT Uruguay Universit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Ostrogradsky National University of Kremenchuk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alestine Polytechnic University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alestine Technical University – Kadoorie</text:p>
          </table:table-cell>
          <table:table-cell office:value-type="string" table:style-name="ce1">
            <text:p>Palest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anteion University of Social and Political Sciences</text:p>
          </table:table-cell>
          <table:table-cell office:value-type="string" table:style-name="ce1">
            <text:p>Gree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aris University of International Education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avlo Tychyna Uman State Pedagogic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Petra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haros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Phayao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hiladelphia University (Jordan)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lymouth Marjo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olytechnic University of Tirana</text:p>
          </table:table-cell>
          <table:table-cell office:value-type="string" table:style-name="ce1">
            <text:p>Alb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oltava V.G. Korolenko National Pedagogical University (PNPU)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olytechnic Institute of Setúbal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Popular Autónoma del Estado de Puebl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refectural University of Hiroshima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Prince Sultan University (PSU)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Professional Studies, Accr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Puthisastra</text:p>
          </table:table-cell>
          <table:table-cell office:value-type="string" table:style-name="ce1">
            <text:p>Cambo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Queen Margaret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ajamangala University of Technology Isan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avensbourn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awalpindi Medical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ennes School of Business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EVA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se Bruford Colle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stov State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Agricultural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Central School of Speech and Drama, University of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College of Ar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Conservatoire of Scotlan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Academy of Music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College of Music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oyal Northern College of Music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ussian State Agrarian University – Moscow Timiryazev Agricultural Academ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ussian State University for the Humanitie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ussian University of State for Social (RUSS)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Ryaz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adat C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aint Joseph</text:p>
          </table:table-cell>
          <table:table-cell office:value-type="string" table:style-name="ce1">
            <text:p>Maca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int Petersburg State Pediatric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kon Nakhon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lahaddin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lem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ara State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ara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arkand State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arkand State Institute of Foreign Languages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uel Adegboyeg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San Ignacio de Loyola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an Martín de Porres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anto Tomas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tya Wacana Christian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udi Electronic University</text:p>
          </table:table-cell>
          <table:table-cell office:value-type="string" table:style-name="ce1">
            <text:p>Saudi Ara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BS Swiss Business School</text:p>
          </table:table-cell>
          <table:table-cell office:value-type="string" table:style-name="ce1">
            <text:p>Switzer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cience and Technology of Southern Philippines (USTP)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efako Makgatho Health Sciences University</text:p>
          </table:table-cell>
          <table:table-cell office:value-type="string" table:style-name="ce1">
            <text:p>South Af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enshu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haheed Benazir Bhutto Women University Peshawar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haheed Zulfiqar Ali Bhutto Medical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University of Shiga Prefecture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honan Institute of Technolog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hri Mata Vaishno Devi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amarkand State Medical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ikkim Manipal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ilesian University in Opava</text:p>
          </table:table-cell>
          <table:table-cell office:value-type="string" table:style-name="ce1">
            <text:p>Czech Re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imón Bolívar University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imón Bolívar University (Colombia)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ir Syed University of Engineering and Technolog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okoto State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olent University, Southampt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opron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oran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outh Santa Catarina (Unisul)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R Universit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ri Balaji Vidyapeeth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ri Jayewardenepura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ri Lanka Institute of Information Technology</text:p>
          </table:table-cell>
          <table:table-cell office:value-type="string" table:style-name="ce1">
            <text:p>Sri L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ri Padmavati Mahila Visvavidyalayam (Women's University)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ate University of Bahia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ate Energy Institute of Turkmenistan</text:p>
          </table:table-cell>
          <table:table-cell office:value-type="string" table:style-name="ce1">
            <text:p>Turkmen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ate University of Land Use Planning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 Mary’s University College, Belfast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 Mary’s University, Twickenham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tranmillis University Colle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uez University</text:p>
          </table:table-cell>
          <table:table-cell office:value-type="string" table:style-name="ce1">
            <text:p>Egy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Suffolk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ugiyama Jogakuen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ulaimani Polytechnic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uratthani Rajabhat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Széchenyi István University</text:p>
          </table:table-cell>
          <table:table-cell office:value-type="string" table:style-name="ce1">
            <text:p>Hung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fila Technical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Taipei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ma Art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rlac Agricultural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rsus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Institute of Financ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University of Information Technologies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Institute of Irrigation and Agricultural Mechanisation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Medical Academ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Pediatric Medical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Pharmaceutical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Agrarian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Dental Institute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University of Law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é Sultan Moulay Slimane</text:p>
          </table:table-cell>
          <table:table-cell office:value-type="string" table:style-name="ce1">
            <text:p>Moroc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University of Oriental Studies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Technical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Transport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Institute of Textile and Light Industr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tung University</text:p>
          </table:table-cell>
          <table:table-cell office:value-type="string" table:style-name="ce1">
            <text:p>Tai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ecmilenio University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ecnológico de Costa Rica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stituto Tecnológico Metropolitano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stitut Teknologi Nasional Bandung (ITENAS Bandung)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Telafer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enri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ermez State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ermez Institute of Engineering and Technolog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ikrit University</text:p>
          </table:table-cell>
          <table:table-cell office:value-type="string" table:style-name="ce1">
            <text:p>Ira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okyo University of Foreign Studies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omsk State Pedagog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ashkent State University of Economics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oyama Prefectur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rinity Laban Conservatoire of Music and Danc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urin Polytechnic University in Tashkent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bon Ratchathani University</text:p>
          </table:table-cell>
          <table:table-cell office:value-type="string" table:style-name="ce1">
            <text:p>Thai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BT</text:p>
          </table:table-cell>
          <table:table-cell office:value-type="string" table:style-name="ce1">
            <text:p>Kosov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IN Sulthan Thaha Saifuddin Jambi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maru Musa Yar’adua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christus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ted International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del Pacífico Ecuado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College of Osteopath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NOB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Institute of Telecommunications and Informatics of Turkmenistan</text:p>
          </table:table-cell>
          <table:table-cell office:value-type="string" table:style-name="ce1">
            <text:p>Turkmen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ral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rgench State University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Üsküdar University</text:p>
          </table:table-cell>
          <table:table-cell office:value-type="string" table:style-name="ce1">
            <text:p>Tur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smanu Danfodiyo University, Sokoto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dad UTE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Uyo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National University of Uzbekistan named after Mirzo Ulugbek</text:p>
          </table:table-cell>
          <table:table-cell office:value-type="string" table:style-name="ce1">
            <text:p>Uzbe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alahia University of Targoviste</text:p>
          </table:table-cell>
          <table:table-cell office:value-type="string" table:style-name="ce1">
            <text:p>Ro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Vale do Itajaí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arendra University</text:p>
          </table:table-cell>
          <table:table-cell office:value-type="string" table:style-name="ce1">
            <text:p>Banglade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arna University of Management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eritas University, Abuj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Veterinary Medicine and Pharmacy in Košice</text:p>
          </table:table-cell>
          <table:table-cell office:value-type="string" table:style-name="ce1">
            <text:p>Slovak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ila Velha University</text:p>
          </table:table-cell>
          <table:table-cell office:value-type="string" table:style-name="ce1">
            <text:p>Braz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irtual University of Tunis</text:p>
          </table:table-cell>
          <table:table-cell office:value-type="string" table:style-name="ce1">
            <text:p>Tuni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isayas State University</text:p>
          </table:table-cell>
          <table:table-cell office:value-type="string" table:style-name="ce1">
            <text:p>Philipp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itebsk State Medical University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Volgograd State University</text:p>
          </table:table-cell>
          <table:table-cell office:value-type="string" table:style-name="ce1">
            <text:p>Russian Fed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Wales Trinity Saint David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​Wellspring Universit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estern Caspian University</text:p>
          </table:table-cell>
          <table:table-cell office:value-type="string" table:style-name="ce1">
            <text:p>Azerbaij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West London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est Ukrainian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est Virginia University</text:p>
          </table:table-cell>
          <table:table-cell office:value-type="string" table:style-name="ce1">
            <text:p>United St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HU: Beisheim</text:p>
          </table:table-cell>
          <table:table-cell office:value-type="string" table:style-name="ce1">
            <text:p>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zhhorod National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University of Worcester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The World Islamic Sciences and Education University (WISE)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rexham Glyndwr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rittle University College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WSB Academy</text:p>
          </table:table-cell>
          <table:table-cell office:value-type="string" table:style-name="ce1">
            <text:p>Pol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agshigeldi Kakayev International University of Oil and Gas</text:p>
          </table:table-cell>
          <table:table-cell office:value-type="string" table:style-name="ce1">
            <text:p>Turkmen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amaguchi Prefectural University</text:p>
          </table:table-cell>
          <table:table-cell office:value-type="string" table:style-name="ce1">
            <text:p>Jap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anka Kupala State University of Grodno</text:p>
          </table:table-cell>
          <table:table-cell office:value-type="string" table:style-name="ce1">
            <text:p>Belar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ogyakarta State University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ork St John University</text:p>
          </table:table-cell>
          <table:table-cell office:value-type="string" table:style-name="ce1">
            <text:p>United Kingd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Yusuf Maitama Sule University, Kano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Zhytomyr Polytechnic State University</text:p>
          </table:table-cell>
          <table:table-cell office:value-type="string" table:style-name="ce1">
            <text:p>Ukra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Ziauddin University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orter</text:p>
          </table:table-cell>
          <table:table-cell office:value-type="string" table:style-name="ce1">
            <text:p>Zarqa University</text:p>
          </table:table-cell>
          <table:table-cell office:value-type="string" table:style-name="ce1">
            <text:p>Jordan</text:p>
          </table:table-cell>
          <table:table-cell table:number-columns-repeated="16381"/>
        </table:table-row>
        <table:table-row table:number-rows-repeated="10462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8</meta:generator>
    <meta:initial-creator>openpyxl</meta:initial-creator>
    <dc:creator>Asus2</dc:creator>
    <meta:creation-date>2023-05-11T14:52:24Z</meta:creation-date>
    <dc:date>2023-06-04T08:46:07Z</dc:date>
  </office:meta>
</office:document-meta>
</file>